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2615"/>
    </style:style>
    <style:style style:name="P2" style:family="paragraph" style:parent-style-name="Standard">
      <style:text-properties officeooo:rsid="00102615" officeooo:paragraph-rsid="00102615"/>
    </style:style>
    <style:style style:name="P3" style:family="paragraph" style:parent-style-name="Standard">
      <style:text-properties officeooo:rsid="00115f6d" officeooo:paragraph-rsid="00115f6d"/>
    </style:style>
    <style:style style:name="P4" style:family="paragraph" style:parent-style-name="Standard">
      <style:text-properties officeooo:paragraph-rsid="00115f6d"/>
    </style:style>
    <style:style style:name="T1" style:family="text">
      <style:text-properties officeooo:rsid="00115f6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5f6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Proszę wyznaczyć rozwiązanie liniowego zadania najmniejszych kwadratów (1).</text:p>
      <text:p text:style-name="P1">2. Proszę wyznaczyć rozwiązanie liniowego zadania najmniejszych kwadratów z regularyzacją `2 (3).</text:p>
      <text:p text:style-name="P1">3. Co to jest overfitting? Wskazać na przykładzie dopasowania wielomianu.</text:p>
      <text:p text:style-name="P2">Dobranie zbyt skomplikowanego modelu który objemuje szumy istaję się itermpetacją danych a nie ogólnym modelem</text:p>
      <text:p text:style-name="P1"/>
      <text:p text:style-name="P1">4. Co to jest underfitting? Wskazać na przykładzie dopasowania wielomianu.</text:p>
      <text:p text:style-name="P2">Dobranie zbyt prostego modelu, który nie obejmuje zalezności danych</text:p>
      <text:p text:style-name="P2"/>
      <text:p text:style-name="P1">5. Co to jest ciąg treningowy, walidacyjny, testowy? Jakie jest ich znaczenie.</text:p>
      <text:p text:style-name="P2"><text:span text:style-name="T2">Treningowy</text:span><text:span text:style-name="T3">(uczący)</text:span> – <text:span text:style-name="T1">na nim dokonujemy znalezienia parametrów </text:span><text:span text:style-name="T3">w</text:span><text:span text:style-name="T1">, które optymalizują kryterium jakości</text:span></text:p>
      <text:p text:style-name="P4"><text:span text:style-name="T3">Walidacyjny</text:span><text:span text:style-name="T1"> – na nim dokonujemy znalezienia parametrów </text:span><text:span text:style-name="T3">M</text:span><text:span text:style-name="T1"> oraz </text:span><text:span text:style-name="T2">λ</text:span>, <text:span text:style-name="T1">które wykorzystujemy do stworzenia modelu uczonego</text:span></text:p>
      <text:p text:style-name="P3"><text:span text:style-name="T2">Testowy </text:span>– na nim podajemy ostateczną skuteczność modelu</text:p>
      <text:p text:style-name="P1"/>
      <text:p text:style-name="P1">6. Co to jest selekcja modelu? W jaki sposób się ją wykonuje? Czy miara oceniająca model może być inna od kryterium uczenia?</text:p>
      <text:p text:style-name="P1">7. Które z podejść do selekcji modelu jest prostsze do zastosowania w praktyce i dlaczego?</text:p>
      <text:p text:style-name="P1">8. Kiedy liniowe zadanie najmniejszych kwadratów ma jednoznaczne rozwiązanie, a kiedy istnieje wiele rozwiązań? Jak jest w przypadku zadania najmniejszych kwadratów z regularyzacją?</text:p>
      <text:p text:style-name="P1">9. Zapisać wektor cech φ dla wielomianu M-tego rzędu.</text:p>
      <text:p text:style-name="P1">10. Co to jest parametr λ? Jak jego wartość wpływa na rozwiązanie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15:36:53.018300140</meta:creation-date>
    <dc:date>2020-11-12T16:04:48.425911420</dc:date>
    <meta:editing-duration>PT7M35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191" meta:character-count="1362" meta:non-whitespace-character-count="1183"/>
  </office:meta>
</office:document-meta>
</file>